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f85" officeooo:paragraph-rsid="00055f85" style:language-asian="ja" style:country-asian="JP"/>
    </style:style>
    <style:style style:name="P2" style:family="paragraph" style:parent-style-name="Standard">
      <style:text-properties officeooo:rsid="0004cec6" officeooo:paragraph-rsid="0004cec6" style:language-asian="ja" style:country-asian="JP"/>
    </style:style>
    <style:style style:name="P3" style:family="paragraph" style:parent-style-name="Standard">
      <style:text-properties officeooo:rsid="00076ba2" officeooo:paragraph-rsid="00076ba2" style:language-asian="ja" style:country-asian="JP"/>
    </style:style>
    <style:style style:name="P4" style:family="paragraph" style:parent-style-name="Standard">
      <style:text-properties officeooo:rsid="000a978a" officeooo:paragraph-rsid="000a978a" style:language-asian="ja" style:country-asian="JP"/>
    </style:style>
    <style:style style:name="P5" style:family="paragraph" style:parent-style-name="Standard">
      <style:text-properties officeooo:rsid="000e4f09" officeooo:paragraph-rsid="000e4f09" style:language-asian="ja" style:country-asian="JP"/>
    </style:style>
    <style:style style:name="P6" style:family="paragraph" style:parent-style-name="Standard">
      <style:text-properties officeooo:rsid="0011203a" officeooo:paragraph-rsid="0011203a" style:language-asian="ja" style:country-asian="JP"/>
    </style:style>
    <style:style style:name="P7" style:family="paragraph" style:parent-style-name="Standard">
      <style:text-properties officeooo:rsid="00144bb7" officeooo:paragraph-rsid="00144bb7" style:language-asian="ja" style:country-asian="JP"/>
    </style:style>
    <style:style style:name="P8" style:family="paragraph" style:parent-style-name="Standard">
      <style:text-properties officeooo:rsid="00150b29" officeooo:paragraph-rsid="00150b29" style:language-asian="ja" style:country-asian="JP"/>
    </style:style>
    <style:style style:name="T1" style:family="text">
      <style:text-properties officeooo:rsid="0007d4a0"/>
    </style:style>
    <style:style style:name="T2" style:family="text">
      <style:text-properties officeooo:rsid="0009a8ca"/>
    </style:style>
    <style:style style:name="T3" style:family="text">
      <style:text-properties officeooo:rsid="000cedbc"/>
    </style:style>
    <style:style style:name="T4" style:family="text">
      <style:text-properties officeooo:rsid="000f7b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diegoldmine.com <text:span text:style-name="T2">assets </text:span></text:p>
      <text:p text:style-name="P3">mixamo.com <text:span text:style-name="T1">for animations</text:span></text:p>
      <text:p text:style-name="P6">sketchfab.com for in-depth models</text:p>
      <text:p text:style-name="P1">täglicher Progress auf Miro posten</text:p>
      <text:p text:style-name="P1">2 Personen <text:span text:style-name="T3">= x2 </text:span></text:p>
      <text:p text:style-name="P5">zB. A macht Environments, B macht Characters etc. </text:p>
      <text:p text:style-name="P4">consistent look, <text:span text:style-name="T4">was uns passt</text:span></text:p>
      <text:p text:style-name="P8">short story, concept</text:p>
      <text:p text:style-name="P8"/>
      <text:p text:style-name="P6">Animation – Mixamo oder selber animieren?</text:p>
      <text:p text:style-name="P7">1 Char + NP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0:38:31.687000000</meta:creation-date>
    <dc:date>2023-10-26T13:13:39.720000000</dc:date>
    <meta:editing-duration>PT2H11M35S</meta:editing-duration>
    <meta:editing-cycles>17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0" meta:word-count="43" meta:character-count="286" meta:non-whitespace-character-count="249"/>
  </office:meta>
</office:document-meta>
</file>